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思源黑体 Normal" svg:font-family="'思源黑体 Normal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思源黑体 Normal" svg:font-family="'思源黑体 Normal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体 Normal" style:font-family-asian="'思源黑体 Normal'" style:font-family-generic-asian="system" style:font-pitch-asian="variable" style:font-size-asian="14pt" style:font-name-complex="文泉驿正黑" style:font-family-complex="文泉驿正黑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09:58:34.51965610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0.3$Linux_X86_64 LibreOffice_project/50$Build-3</meta:generator>
  </office:meta>
</office:document-meta>
</file>